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2f1e" officeooo:paragraph-rsid="00102f1e"/>
    </style:style>
    <style:style style:name="P2" style:family="paragraph" style:parent-style-name="Standard">
      <style:text-properties officeooo:rsid="00110518" officeooo:paragraph-rsid="00110518"/>
    </style:style>
    <style:style style:name="T1" style:family="text">
      <style:text-properties officeooo:rsid="001105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???<text:line-break/><text:line-break/>2. On à 3 méthodes dans la class CashRegister :<text:line-break/> -RecordPurchase( double amount)</text:p>
      <text:p text:style-name="P1">-ReceivePayment( int dollars, int quarters, int dimes, int nickels, int pennies)</text:p>
      <text:p text:style-name="P1">-GiveChange()</text:p>
      <text:p text:style-name="P1"/>
      <text:p text:style-name="P1">D'après la métrique LCOM de Chidamber et Kemerer </text:p>
      <text:p text:style-name="P1">LCOM = |P| - |Q| où </text:p>
      <text:p text:style-name="P1"><text:tab/>|P| = sommes des classes sans attributs commun et </text:p>
      <text:p text:style-name="P1"><text:tab/>|Q| = somme des classes ayant au moins 1 attribut en commun.</text:p>
      <text:p text:style-name="P1"/>
      <text:p text:style-name="P1">Dans la classe CashRegistrer, aucune méthode n'a d'attributs en commun, donc</text:p>
      <text:p text:style-name="P1">|P| = 3 et |Q| = 0, on obtient LCOM = 3 – 0 = 3.<text:line-break/><text:line-break/>3. Pour une classe à seulement 3 méthodes, la cohésion est très faible( plus le chiffre est grand, moins bonne est la cohésion).</text:p>
      <text:p text:style-name="P1"/>
      <text:p text:style-name="P1">4.</text:p>
      <text:p text:style-name="P1"/>
      <text:p text:style-name="P1">/**</text:p>
      <text:p text:style-name="P1"><text:s/>Records the purchase price of an item.</text:p>
      <text:p text:style-name="P1"><text:s/>@param total of purchased items</text:p>
      <text:p text:style-name="P1"><text:s/>@param amount the price of the purchased item</text:p>
      <text:p text:style-name="P1"><text:s/>*/</text:p>
      <text:p text:style-name="P1"><text:s/>public double recordPurchase(double purchase, double amount)</text:p>
      <text:p text:style-name="P1"><text:s/>{</text:p>
      <text:p text:style-name="P1"><text:s/><text:tab/>purchase = purchase + amount;</text:p>
      <text:p text:style-name="P1"><text:tab/>return purchase</text:p>
      <text:p text:style-name="P1"><text:s/>}<text:line-break/></text:p>
      <text:p text:style-name="P1"><text:s/>/**</text:p>
      <text:p text:style-name="P1"><text:s/>Processes the payment received from the customer.</text:p>
      <text:p text:style-name="P1"><text:s/>@param total of the purchases</text:p>
      <text:p text:style-name="P1"><text:s/>@param dollars the number of dollars in the payment</text:p>
      <text:p text:style-name="P1"><text:s/>@param quarters the number of quarters in the payment</text:p>
      <text:p text:style-name="P1"><text:s/>@param dimes the number of dimes in the payment</text:p>
      <text:p text:style-name="P1"><text:s/>@param nickels the number of nickels in the payment</text:p>
      <text:p text:style-name="P1"><text:s/>@param pennies the number of pennies in the payment</text:p>
      <text:p text:style-name="P1"><text:s/>*/</text:p>
      <text:p text:style-name="P1"><text:s/>public void receivePayment(double purchase, int dollars, int quarters,</text:p>
      <text:p text:style-name="P1"><text:s/>int dimes, int nickels, int pennies)</text:p>
      <text:p text:style-name="P1"><text:s/>{</text:p>
      <text:p text:style-name="P1"><text:s/><text:tab/>payment = dollars + quarters * QUARTER_VALUE + dimes * DIME_VALUE</text:p>
      <text:p text:style-name="P1"><text:tab/>+ nickels * NICKEL_VALUE + pennies * PENNY_VALUE;</text:p>
      <text:p text:style-name="P1"><text:tab/>if( payment &gt; purchase)</text:p>
      <text:p text:style-name="P1"><text:tab/><text:tab/><text:span text:style-name="T1">System.out.println( "Change : "+</text:span>giveChange( double purchase, double payment)<text:span text:style-name="T1">);</text:span></text:p>
      <text:p text:style-name="P1"><text:s/>}</text:p>
      <text:p text:style-name="P1"/>
      <text:p text:style-name="P1"/>
      <text:p text:style-name="P1"/>
      <text:p text:style-name="P1"/>
      <text:p text:style-name="P2"><text:soft-page-break/><text:s/>public double giveChange( double payment, double purchase)</text:p>
      <text:p text:style-name="P2"><text:s/>{</text:p>
      <text:p text:style-name="P2"><text:s/><text:tab/>double change = payment - purchase;</text:p>
      <text:p text:style-name="P2"><text:tab/> purchase = 0;</text:p>
      <text:p text:style-name="P2"><text:tab/> payment = 0;</text:p>
      <text:p text:style-name="P2"><text:tab/> return change;</text:p>
      <text:p text:style-name="P2"><text:s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20S</meta:editing-duration>
    <meta:editing-cycles>4</meta:editing-cycles>
    <meta:generator>LibreOffice/4.1.6.2$Windows_x86 LibreOffice_project/40ff705089295be5be0aae9b15123f687c05b0a</meta:generator>
    <dc:date>2016-03-11T16:10:01.571000000</dc:date>
    <meta:document-statistic meta:table-count="0" meta:image-count="0" meta:object-count="0" meta:page-count="2" meta:paragraph-count="44" meta:word-count="278" meta:character-count="1677" meta:non-whitespace-character-count="1393"/>
    <meta:user-defined meta:name="Info 1"/>
    <meta:user-defined meta:name="Info 2"/>
    <meta:user-defined meta:name="Info 3"/>
    <meta:user-defined meta:name="Info 4"/>
  </office:meta>
</office:document-meta>
</file>